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fo:font-size="10.5pt" officeooo:rsid="001e3a2b" officeooo:paragraph-rsid="001e3a2b" style:font-size-asian="10.5pt" style:font-size-complex="10.5pt"/>
    </style:style>
    <style:style style:name="P2" style:family="paragraph" style:parent-style-name="Standard">
      <style:text-properties fo:font-size="10.5pt" officeooo:rsid="001e8e3d" officeooo:paragraph-rsid="001e8e3d" style:font-size-asian="10.5pt" style:font-size-complex="10.5pt"/>
    </style:style>
    <style:style style:name="P3" style:family="paragraph" style:parent-style-name="Standard">
      <style:text-properties fo:font-size="10.5pt" fo:font-weight="normal" officeooo:rsid="001e8e3d" officeooo:paragraph-rsid="001e8e3d" style:font-size-asian="9.14999961853027pt" style:font-weight-asian="normal" style:font-size-complex="10.5pt" style:font-weight-complex="normal"/>
    </style:style>
    <style:style style:name="P4" style:family="paragraph" style:parent-style-name="Standard">
      <style:text-properties fo:font-size="10.5pt" fo:font-weight="normal" officeooo:rsid="001eea38" officeooo:paragraph-rsid="001eea38" style:font-size-asian="9.14999961853027pt" style:font-weight-asian="normal" style:font-size-complex="10.5pt" style:font-weight-complex="normal"/>
    </style:style>
    <style:style style:name="P5" style:family="paragraph" style:parent-style-name="Standard">
      <style:text-properties fo:font-size="10.5pt" fo:font-weight="normal" officeooo:rsid="0020c933" officeooo:paragraph-rsid="0020c933" style:font-size-asian="9.14999961853027pt" style:font-weight-asian="normal" style:font-size-complex="10.5pt" style:font-weight-complex="normal"/>
    </style:style>
    <style:style style:name="P6" style:family="paragraph" style:parent-style-name="Standard">
      <style:text-properties fo:font-size="10.5pt" fo:font-weight="normal" officeooo:rsid="00218855" officeooo:paragraph-rsid="00218855" style:font-size-asian="9.14999961853027pt" style:font-weight-asian="normal" style:font-size-complex="10.5pt" style:font-weight-complex="normal"/>
    </style:style>
    <style:style style:name="P7" style:family="paragraph" style:parent-style-name="Standard">
      <style:text-properties fo:font-size="14pt" fo:font-weight="bold" officeooo:rsid="001e3a2b" officeooo:paragraph-rsid="001e3a2b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1e8e3d" officeooo:paragraph-rsid="001e8e3d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1eea38" officeooo:paragraph-rsid="001eea38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020c933" officeooo:paragraph-rsid="0020c933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218855" officeooo:paragraph-rsid="00218855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5pt" fo:font-weight="bold" officeooo:rsid="001e3a2b" officeooo:paragraph-rsid="001e3a2b" style:font-size-asian="15pt" style:font-weight-asian="bold" style:font-size-complex="15pt" style:font-weight-complex="bold"/>
    </style:style>
    <style:style style:name="P13" style:family="paragraph" style:parent-style-name="Standard">
      <style:text-properties fo:font-size="13pt" fo:font-weight="normal" officeooo:rsid="00218855" officeooo:paragraph-rsid="00218855" style:font-size-asian="11.3500003814697pt" style:font-weight-asian="normal" style:font-size-complex="13pt" style:font-weight-complex="normal"/>
    </style:style>
    <style:style style:name="P14" style:family="paragraph" style:parent-style-name="Standard">
      <style:text-properties fo:font-size="14pt" fo:font-weight="bold" officeooo:rsid="00218855" officeooo:paragraph-rsid="00218855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5pt" fo:font-weight="bold" officeooo:rsid="001e3a2b" officeooo:paragraph-rsid="001e3a2b" style:font-size-asian="15pt" style:font-weight-asian="bold" style:font-size-complex="15pt" style:font-weight-complex="bold"/>
    </style:style>
    <style:style style:name="P16" style:family="paragraph" style:parent-style-name="Standard">
      <style:text-properties fo:font-size="15pt" fo:font-weight="bold" officeooo:rsid="0022af95" officeooo:paragraph-rsid="0022af95" style:font-size-asian="15pt" style:font-weight-asian="bold" style:font-size-complex="15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31253</text:p>
      <text:p text:style-name="P12">Rajwardhan Sinha</text:p>
      <text:p text:style-name="P16">ASSIGNMENT 8</text:p>
      <text:p text:style-name="P12"/>
      <text:p text:style-name="P1">create table student_raj(rollno number,name varchar2(20),doa date,branch varchar2(20),percent number,status varchar2(20));</text:p>
      <text:p text:style-name="P1">SQL&gt; select * from student_raj; </text:p>
      <text:p text:style-name="P1"/>
      <text:p text:style-name="P1"><text:s text:c="4"/>ROLLNO NAME <text:tab/><text:tab/>DOA<text:tab/><text:tab/> <text:s text:c="2"/>BRANCH </text:p>
      <text:p text:style-name="P1">---------- -------------------- ------------------ -------------------- </text:p>
      <text:p text:style-name="P1"><text:s text:c="3"/>PERCENT STATUS </text:p>
      <text:p text:style-name="P1">---------- -------------------- </text:p>
      <text:p text:style-name="P1"><text:tab/> 1 raj<text:tab/><text:tab/><text:tab/>29-JAN-19<text:tab/> <text:s text:c="2"/>comp </text:p>
      <text:p text:style-name="P1"><text:tab/>53 pass </text:p>
      <text:p text:style-name="P1"/>
      <text:p text:style-name="P1"><text:tab/> 2 harsh<text:tab/><text:tab/>29-JAN-19<text:tab/> <text:s text:c="2"/>comp </text:p>
      <text:p text:style-name="P1"><text:tab/>59 pass </text:p>
      <text:p text:style-name="P1"/>
      <text:p text:style-name="P1"><text:tab/> 3 virendra<text:tab/><text:tab/>15-JUN-19<text:tab/> <text:s text:c="2"/>it </text:p>
      <text:p text:style-name="P1"><text:tab/>68 fail </text:p>
      <text:p text:style-name="P1"/>
      <text:p text:style-name="P1"/>
      <text:p text:style-name="P7">Trigger1:</text:p>
      <text:p text:style-name="P1"/>
      <text:p text:style-name="P1">code:</text:p>
      <text:p text:style-name="P1">create or replace trigger trigger_raj before update on student_raj </text:p>
      <text:p text:style-name="P1"><text:tab/>for each row </text:p>
      <text:p text:style-name="P1"><text:tab/>begin </text:p>
      <text:p text:style-name="P1"><text:tab/><text:tab/>insert into alumni_raj1 values(:old.rollno, :old.name, :old.doa, :old.branch, :old.percent, :old.status); </text:p>
      <text:p text:style-name="P1"><text:tab/><text:tab/>dbms_output.put_line('trigger executed'); </text:p>
      <text:p text:style-name="P1"><text:tab/>end; </text:p>
      <text:p text:style-name="P1"><text:tab/>/</text:p>
      <text:p text:style-name="P1"/>
      <text:p text:style-name="P1">SQL&gt; @/home/student/rajwardhan/a8/trigger1.sql; </text:p>
      <text:p text:style-name="P1"/>
      <text:p text:style-name="P1">Trigger created. </text:p>
      <text:p text:style-name="P1">SQL&gt; update student_raj set rollno=5 where rollno=3; <text:s text:c="56"/></text:p>
      <text:p text:style-name="P1">trigger executed </text:p>
      <text:p text:style-name="P1"/>
      <text:p text:style-name="P1">1 row updated. </text:p>
      <text:p text:style-name="P1"/>
      <text:p text:style-name="P1">Commit complete. </text:p>
      <text:p text:style-name="P1">SQL&gt; select * from alumni_raj1; </text:p>
      <text:p text:style-name="P1"/>
      <text:p text:style-name="P1"><text:s text:c="4"/>ROLLNO NAME <text:tab/><text:tab/>DOA<text:tab/><text:tab/> <text:s text:c="2"/>BRANCH </text:p>
      <text:p text:style-name="P1">---------- -------------------- ------------------ -------------------- </text:p>
      <text:p text:style-name="P1"><text:s text:c="3"/>PERCENT STATUS </text:p>
      <text:p text:style-name="P1">---------- -------------------- </text:p>
      <text:p text:style-name="P1"><text:tab/> 3 virendra<text:tab/><text:tab/>15-JUN-19<text:tab/> <text:s text:c="2"/>it </text:p>
      <text:p text:style-name="P1"><text:tab/>68 fail </text:p>
      <text:p text:style-name="P1"/>
      <text:p text:style-name="P1"/>
      <text:p text:style-name="P1"><text:s/>SQL&gt; drop trigger trigger_raj; <text:tab/><text:tab/><text:tab/>//this is important!</text:p>
      <text:p text:style-name="P1"/>
      <text:p text:style-name="P1"><text:soft-page-break/>Trigger dropped. </text:p>
      <text:p text:style-name="P1"><text:span text:style-name="T1">Trigger2</text:span>:</text:p>
      <text:p text:style-name="P1"/>
      <text:p text:style-name="P1">CODE:</text:p>
      <text:p text:style-name="P1"/>
      <text:p text:style-name="P1">create or replace trigger trigger_raj2 after update on student_raj </text:p>
      <text:p text:style-name="P1"><text:tab/>for each row </text:p>
      <text:p text:style-name="P1"><text:tab/>begin </text:p>
      <text:p text:style-name="P1"><text:tab/><text:tab/>insert into alumni_raj1 values(:new.rollno, :new.name, :new.doa, :new.branch, :new.percent, :new.status); </text:p>
      <text:p text:style-name="P1"><text:tab/><text:tab/>dbms_output.put_line('trigger executed'); </text:p>
      <text:p text:style-name="P1"><text:tab/>end; </text:p>
      <text:p text:style-name="P1"><text:tab/>/</text:p>
      <text:p text:style-name="P1"/>
      <text:p text:style-name="P2">SQL&gt; @/home/student/rajwardhan/a8/trigger2.sql; </text:p>
      <text:p text:style-name="P2"/>
      <text:p text:style-name="P2">Trigger created. </text:p>
      <text:p text:style-name="P2"/>
      <text:p text:style-name="P2">SQL&gt; update student_raj set branch='it' where branch='comp'; </text:p>
      <text:p text:style-name="P2">trigger executed </text:p>
      <text:p text:style-name="P2">trigger executed </text:p>
      <text:p text:style-name="P2">2 rows updated. </text:p>
      <text:p text:style-name="P2"/>
      <text:p text:style-name="P2">Commit complete. </text:p>
      <text:p text:style-name="P2">SQL&gt; select * from alumni_raj1; </text:p>
      <text:p text:style-name="P2"/>
      <text:p text:style-name="P2"><text:s text:c="4"/>ROLLNO NAME <text:tab/><text:tab/>DOA<text:tab/><text:tab/> <text:s text:c="2"/>BRANCH </text:p>
      <text:p text:style-name="P2">---------- -------------------- ------------------ -------------------- </text:p>
      <text:p text:style-name="P2"><text:s text:c="3"/>PERCENT STATUS </text:p>
      <text:p text:style-name="P2">---------- -------------------- </text:p>
      <text:p text:style-name="P2"><text:tab/> 3 virendra<text:tab/><text:tab/>15-JUN-19<text:tab/> <text:s text:c="2"/>it </text:p>
      <text:p text:style-name="P2"><text:tab/>68 fail </text:p>
      <text:p text:style-name="P2"/>
      <text:p text:style-name="P2"><text:tab/> 1 raj<text:tab/><text:tab/><text:tab/>29-JAN-19<text:tab/> <text:s text:c="2"/>it </text:p>
      <text:p text:style-name="P2"><text:tab/>53 pass </text:p>
      <text:p text:style-name="P2"/>
      <text:p text:style-name="P2"><text:tab/> 2 harsh<text:tab/><text:tab/><text:tab/>29-JAN-19<text:tab/> <text:s text:c="2"/>it </text:p>
      <text:p text:style-name="P2"><text:tab/>59 pass </text:p>
      <text:p text:style-name="P2">SQL&gt; drop trigger trigger_raj2; </text:p>
      <text:p text:style-name="P2"/>
      <text:p text:style-name="P2">Trigger dropped. </text:p>
      <text:p text:style-name="P2"/>
      <text:p text:style-name="P8">Trigger3:</text:p>
      <text:p text:style-name="P7"/>
      <text:p text:style-name="P3">CODE:</text:p>
      <text:p text:style-name="P3"/>
      <text:p text:style-name="P3">create or replace trigger trigger_raj3 before delete on student_raj </text:p>
      <text:p text:style-name="P3"><text:tab/>for each row </text:p>
      <text:p text:style-name="P3"><text:tab/>begin </text:p>
      <text:p text:style-name="P3"><text:tab/><text:tab/>insert into alumni_raj1 values(:old.rollno, :old.name, :old.doa, :old.branch, :old.percent, :old.status); </text:p>
      <text:p text:style-name="P3"><text:tab/><text:tab/>dbms_output.put_line('trigger executed'); </text:p>
      <text:p text:style-name="P3"><text:tab/>end; </text:p>
      <text:p text:style-name="P3"><text:tab/>/</text:p>
      <text:p text:style-name="P3"/>
      <text:p text:style-name="P3">SQL&gt; <text:s/>@/home/student/rajwardhan/a8/trigger3.sql; </text:p>
      <text:p text:style-name="P3"><text:soft-page-break/></text:p>
      <text:p text:style-name="P3">Trigger created. </text:p>
      <text:p text:style-name="P3"/>
      <text:p text:style-name="P3">SQL&gt; delete from student_raj where name='virendra'; </text:p>
      <text:p text:style-name="P3">trigger executed </text:p>
      <text:p text:style-name="P3"/>
      <text:p text:style-name="P3">1 row deleted. </text:p>
      <text:p text:style-name="P3"/>
      <text:p text:style-name="P3">Commit complete. </text:p>
      <text:p text:style-name="P3">SQL&gt; select * from student_raj; </text:p>
      <text:p text:style-name="P3"/>
      <text:p text:style-name="P3"><text:s text:c="4"/>ROLLNO NAME <text:tab/><text:tab/>DOA<text:tab/><text:tab/> <text:s text:c="2"/>BRANCH </text:p>
      <text:p text:style-name="P3">---------- -------------------- ------------------ -------------------- </text:p>
      <text:p text:style-name="P3"><text:s text:c="3"/>PERCENT STATUS </text:p>
      <text:p text:style-name="P3">---------- -------------------- </text:p>
      <text:p text:style-name="P3"><text:tab/> 1 raj<text:tab/><text:tab/><text:tab/>29-JAN-19<text:tab/> <text:s text:c="2"/>it </text:p>
      <text:p text:style-name="P3"><text:tab/>53 pass </text:p>
      <text:p text:style-name="P3"/>
      <text:p text:style-name="P3"><text:tab/> 2 harsh<text:tab/><text:tab/>29-JAN-19<text:tab/> <text:s text:c="2"/>it </text:p>
      <text:p text:style-name="P3"><text:tab/>59 pass </text:p>
      <text:p text:style-name="P3"/>
      <text:p text:style-name="P3"/>
      <text:p text:style-name="P3">SQL&gt; select * from alumni_raj1; </text:p>
      <text:p text:style-name="P3"/>
      <text:p text:style-name="P3"><text:s text:c="4"/>ROLLNO NAME <text:tab/><text:tab/>DOA<text:tab/><text:tab/> <text:s text:c="2"/>BRANCH </text:p>
      <text:p text:style-name="P3">---------- -------------------- ------------------ -------------------- </text:p>
      <text:p text:style-name="P3"><text:s text:c="3"/>PERCENT STATUS </text:p>
      <text:p text:style-name="P3">---------- -------------------- </text:p>
      <text:p text:style-name="P3"><text:tab/> 3 virendra<text:tab/><text:tab/>15-JUN-19<text:tab/> <text:s text:c="2"/>it </text:p>
      <text:p text:style-name="P3"><text:tab/>68 fail </text:p>
      <text:p text:style-name="P3"/>
      <text:p text:style-name="P3"><text:tab/> 1 raj<text:tab/><text:tab/><text:tab/>29-JAN-19<text:tab/> <text:s text:c="2"/>it </text:p>
      <text:p text:style-name="P3"><text:tab/>53 pass </text:p>
      <text:p text:style-name="P3"/>
      <text:p text:style-name="P3"><text:tab/> 2 harsh<text:tab/><text:tab/>29-JAN-19<text:tab/> <text:s text:c="2"/>it </text:p>
      <text:p text:style-name="P3"><text:tab/>59 pass </text:p>
      <text:p text:style-name="P3"/>
      <text:p text:style-name="P3"/>
      <text:p text:style-name="P3"><text:s text:c="4"/>ROLLNO NAME <text:tab/><text:tab/>DOA<text:tab/><text:tab/> <text:s text:c="2"/>BRANCH </text:p>
      <text:p text:style-name="P3">---------- -------------------- ------------------ -------------------- </text:p>
      <text:p text:style-name="P3"><text:s text:c="3"/>PERCENT STATUS </text:p>
      <text:p text:style-name="P3">---------- -------------------- </text:p>
      <text:p text:style-name="P3"><text:tab/> 5 virendra<text:tab/><text:tab/>15-JUN-19<text:tab/> <text:s text:c="2"/>it </text:p>
      <text:p text:style-name="P3"><text:tab/>68 fail </text:p>
      <text:p text:style-name="P3"/>
      <text:p text:style-name="P3">SQL&gt; drop trigger trigger_raj3; </text:p>
      <text:p text:style-name="P3"/>
      <text:p text:style-name="P3">Trigger dropped. </text:p>
      <text:p text:style-name="P3"/>
      <text:p text:style-name="P3"><text:span text:style-name="T1">Trigger4</text:span>:</text:p>
      <text:p text:style-name="P3"/>
      <text:p text:style-name="P4">CODE:</text:p>
      <text:p text:style-name="P4">create or replace trigger trigger_raj4 after delete on student_raj </text:p>
      <text:p text:style-name="P4"><text:tab/>for each row </text:p>
      <text:p text:style-name="P4"><text:tab/>begin </text:p>
      <text:p text:style-name="P4"><text:soft-page-break/><text:tab/><text:tab/>--insert into alumni_raj1 values(:new.rollno, :new.name, :new.doa, :new.branch, :new.percent, :new.status); </text:p>
      <text:p text:style-name="P4"><text:tab/><text:tab/>dbms_output.put_line('trigger executed'); </text:p>
      <text:p text:style-name="P4"><text:tab/>end; </text:p>
      <text:p text:style-name="P4"><text:tab/>/</text:p>
      <text:p text:style-name="P4"/>
      <text:p text:style-name="P4">SQL&gt; <text:s/>@/home/student/rajwardhan/a8/trigger4.sql; </text:p>
      <text:p text:style-name="P4"/>
      <text:p text:style-name="P4">Trigger created. </text:p>
      <text:p text:style-name="P4"/>
      <text:p text:style-name="P4">SQL&gt; delete from student_raj where percent=59; </text:p>
      <text:p text:style-name="P4">trigger executed </text:p>
      <text:p text:style-name="P4"/>
      <text:p text:style-name="P4">1 row deleted. </text:p>
      <text:p text:style-name="P4"/>
      <text:p text:style-name="P4">Commit complete. </text:p>
      <text:p text:style-name="P4">SQL&gt; select * from alumni_raj1; </text:p>
      <text:p text:style-name="P4"/>
      <text:p text:style-name="P4"><text:s text:c="4"/>ROLLNO NAME <text:tab/><text:tab/>DOA<text:tab/><text:tab/> <text:s text:c="2"/>BRANCH </text:p>
      <text:p text:style-name="P4">---------- -------------------- ------------------ -------------------- </text:p>
      <text:p text:style-name="P4"><text:s text:c="3"/>PERCENT STATUS </text:p>
      <text:p text:style-name="P4">---------- -------------------- </text:p>
      <text:p text:style-name="P4"><text:tab/> 3 virendra<text:tab/><text:tab/>15-JUN-19<text:tab/> <text:s text:c="2"/>it </text:p>
      <text:p text:style-name="P4"><text:tab/>68 fail </text:p>
      <text:p text:style-name="P4"/>
      <text:p text:style-name="P4"><text:tab/> 1 raj<text:tab/><text:tab/><text:tab/>29-JAN-19<text:tab/> <text:s text:c="2"/>it </text:p>
      <text:p text:style-name="P4"><text:tab/>53 pass </text:p>
      <text:p text:style-name="P4"/>
      <text:p text:style-name="P4"><text:tab/> 2 harsh<text:tab/><text:tab/>29-JAN-19<text:tab/> <text:s text:c="2"/>it </text:p>
      <text:p text:style-name="P4"><text:tab/>59 pass </text:p>
      <text:p text:style-name="P4"/>
      <text:p text:style-name="P4"/>
      <text:p text:style-name="P4"><text:s text:c="4"/>ROLLNO NAME <text:tab/><text:tab/>DOA<text:tab/><text:tab/> <text:s text:c="2"/>BRANCH </text:p>
      <text:p text:style-name="P4">---------- -------------------- ------------------ -------------------- </text:p>
      <text:p text:style-name="P4"><text:s text:c="3"/>PERCENT STATUS </text:p>
      <text:p text:style-name="P4">---------- -------------------- </text:p>
      <text:p text:style-name="P4"><text:tab/> 5 virendra<text:tab/><text:tab/>15-JUN-19<text:tab/> <text:s text:c="2"/>it </text:p>
      <text:p text:style-name="P4"><text:tab/>68 fail </text:p>
      <text:p text:style-name="P4"/>
      <text:p text:style-name="P4"/>
      <text:p text:style-name="P4">NOTE: Here it is delete after, so after deleting trigger is called but insertion cant take place as it is already deleted.</text:p>
      <text:p text:style-name="P4"/>
      <text:p text:style-name="P9">Trigger5:</text:p>
      <text:p text:style-name="P9"/>
      <text:p text:style-name="P5">SQL&gt; @/home/student/rajwardhan/a8/trigger5.sql; </text:p>
      <text:p text:style-name="P5"/>
      <text:p text:style-name="P5">Trigger created. </text:p>
      <text:p text:style-name="P5"/>
      <text:p text:style-name="P5">SQL&gt; <text:s/>update student_raj set rollno=53 where rollno=1; </text:p>
      <text:p text:style-name="P5">trigger executed </text:p>
      <text:p text:style-name="P5"/>
      <text:p text:style-name="P5">1 row updated. </text:p>
      <text:p text:style-name="P5"/>
      <text:p text:style-name="P5">Commit complete. </text:p>
      <text:p text:style-name="P5">SQL&gt; select * from alumni_raj1; </text:p>
      <text:p text:style-name="P5"><text:soft-page-break/></text:p>
      <text:p text:style-name="P5"><text:s text:c="4"/>ROLLNO NAME <text:tab/><text:tab/>DOA<text:tab/><text:tab/> <text:s text:c="2"/>BRANCH </text:p>
      <text:p text:style-name="P5">---------- -------------------- ------------------ -------------------- </text:p>
      <text:p text:style-name="P5"><text:s text:c="3"/>PERCENT STATUS </text:p>
      <text:p text:style-name="P5">---------- -------------------- </text:p>
      <text:p text:style-name="P5"><text:tab/> 3 virendra<text:tab/><text:tab/>15-JUN-19<text:tab/> <text:s text:c="2"/>it </text:p>
      <text:p text:style-name="P5"><text:tab/>68 fail </text:p>
      <text:p text:style-name="P5"/>
      <text:p text:style-name="P5"><text:s text:c="7"/>999 TRIGGER<text:tab/><text:tab/>15-JAN-19<text:tab/> <text:s text:c="2"/>TRIGGER </text:p>
      <text:p text:style-name="P5"><text:s text:c="7"/>100 X </text:p>
      <text:p text:style-name="P5"/>
      <text:p text:style-name="P5"><text:tab/> 1 raj<text:tab/><text:tab/><text:tab/>29-JAN-19<text:tab/> <text:s text:c="2"/>it </text:p>
      <text:p text:style-name="P5"><text:tab/>53 pass </text:p>
      <text:p text:style-name="P5"/>
      <text:p text:style-name="P5"/>
      <text:p text:style-name="P5"><text:s text:c="4"/>ROLLNO NAME <text:tab/><text:tab/>DOA<text:tab/><text:tab/> <text:s text:c="2"/>BRANCH </text:p>
      <text:p text:style-name="P5">---------- -------------------- ------------------ -------------------- </text:p>
      <text:p text:style-name="P5"><text:s text:c="3"/>PERCENT STATUS </text:p>
      <text:p text:style-name="P5">---------- -------------------- </text:p>
      <text:p text:style-name="P5"><text:tab/> 2 harsh<text:tab/><text:tab/>29-JAN-19<text:tab/> <text:s text:c="2"/>it </text:p>
      <text:p text:style-name="P5"><text:tab/>59 pass </text:p>
      <text:p text:style-name="P5"/>
      <text:p text:style-name="P5"><text:tab/> 5 virendra<text:tab/><text:tab/>15-JUN-19<text:tab/> <text:s text:c="2"/>it </text:p>
      <text:p text:style-name="P5"><text:tab/>68 fail </text:p>
      <text:p text:style-name="P5"/>
      <text:p text:style-name="P5">6 rows selected. </text:p>
      <text:p text:style-name="P5"/>
      <text:p text:style-name="P5">SQL&gt; drop trigger trigger_raj5; </text:p>
      <text:p text:style-name="P5"/>
      <text:p text:style-name="P5">Trigger dropped. </text:p>
      <text:p text:style-name="P5"/>
      <text:p text:style-name="P5"/>
      <text:p text:style-name="P5"/>
      <text:p text:style-name="P5"><text:span text:style-name="T1">Trigger6</text:span>:</text:p>
      <text:p text:style-name="P5"/>
      <text:p text:style-name="P5">code:</text:p>
      <text:p text:style-name="P5"/>
      <text:p text:style-name="P5">create or replace trigger trigger_raj6 after update on student_raj </text:p>
      <text:p text:style-name="P5"><text:tab/>begin </text:p>
      <text:p text:style-name="P5"><text:tab/><text:tab/>insert into alumni_raj1 values(999, 'TRIGGER', '15/JAN/19', 'TRIGGER', 100, 'X'); </text:p>
      <text:p text:style-name="P5"><text:tab/><text:tab/>dbms_output.put_line('trigger executed'); </text:p>
      <text:p text:style-name="P5"><text:tab/>end; </text:p>
      <text:p text:style-name="P5"><text:tab/>/</text:p>
      <text:p text:style-name="P5"/>
      <text:p text:style-name="P5">SQL&gt; @/home/student/rajwardhan/a8/trigger6.sql; </text:p>
      <text:p text:style-name="P5"/>
      <text:p text:style-name="P5">Trigger created. </text:p>
      <text:p text:style-name="P5"/>
      <text:p text:style-name="P5">SQL&gt; update student_raj set rollno=56 where rollno=53; </text:p>
      <text:p text:style-name="P5">trigger executed </text:p>
      <text:p text:style-name="P5"/>
      <text:p text:style-name="P5">1 row updated. </text:p>
      <text:p text:style-name="P5"/>
      <text:p text:style-name="P5">Commit complete. </text:p>
      <text:p text:style-name="P5">SQL&gt; select * from alumni_raj1; </text:p>
      <text:p text:style-name="P5"><text:soft-page-break/></text:p>
      <text:p text:style-name="P5"><text:s text:c="4"/>ROLLNO NAME <text:tab/><text:tab/>DOA<text:tab/><text:tab/> <text:s text:c="2"/>BRANCH </text:p>
      <text:p text:style-name="P5">---------- -------------------- ------------------ -------------------- </text:p>
      <text:p text:style-name="P5"><text:s text:c="3"/>PERCENT STATUS </text:p>
      <text:p text:style-name="P5">---------- -------------------- </text:p>
      <text:p text:style-name="P5"><text:tab/> 3 virendra<text:tab/><text:tab/>15-JUN-19<text:tab/> <text:s text:c="2"/>it </text:p>
      <text:p text:style-name="P5"><text:tab/>68 fail </text:p>
      <text:p text:style-name="P5"/>
      <text:p text:style-name="P5"><text:s text:c="7"/>999 TRIGGER<text:tab/><text:tab/>15-JAN-19<text:tab/> <text:s text:c="2"/>TRIGGER </text:p>
      <text:p text:style-name="P5"><text:s text:c="7"/>100 X </text:p>
      <text:p text:style-name="P5"/>
      <text:p text:style-name="P5"><text:tab/> 1 raj<text:tab/><text:tab/><text:tab/>29-JAN-19<text:tab/> <text:s text:c="2"/>it </text:p>
      <text:p text:style-name="P5"><text:tab/>53 pass </text:p>
      <text:p text:style-name="P5"/>
      <text:p text:style-name="P5"/>
      <text:p text:style-name="P5"><text:s text:c="4"/>ROLLNO NAME <text:tab/><text:tab/>DOA<text:tab/><text:tab/> <text:s text:c="2"/>BRANCH </text:p>
      <text:p text:style-name="P5">---------- -------------------- ------------------ -------------------- </text:p>
      <text:p text:style-name="P5"><text:s text:c="3"/>PERCENT STATUS </text:p>
      <text:p text:style-name="P5">---------- -------------------- </text:p>
      <text:p text:style-name="P5"><text:s text:c="7"/>999 TRIGGER<text:tab/><text:tab/>15-JAN-19<text:tab/> <text:s text:c="2"/>TRIGGER </text:p>
      <text:p text:style-name="P5"><text:s text:c="7"/>100 X </text:p>
      <text:p text:style-name="P5"/>
      <text:p text:style-name="P5"><text:tab/> 2 harsh<text:tab/><text:tab/>29-JAN-19<text:tab/> <text:s text:c="2"/>it </text:p>
      <text:p text:style-name="P5"><text:tab/>59 pass </text:p>
      <text:p text:style-name="P5"/>
      <text:p text:style-name="P5"><text:tab/> 5 virendra<text:tab/><text:tab/>15-JUN-19<text:tab/> <text:s text:c="2"/>it </text:p>
      <text:p text:style-name="P5"><text:tab/>68 fail </text:p>
      <text:p text:style-name="P5"/>
      <text:p text:style-name="P5"/>
      <text:p text:style-name="P5"><text:s text:c="4"/>ROLLNO NAME <text:tab/><text:tab/>DOA<text:tab/><text:tab/> <text:s text:c="2"/>BRANCH </text:p>
      <text:p text:style-name="P5">---------- -------------------- ------------------ -------------------- </text:p>
      <text:p text:style-name="P5"><text:s text:c="3"/>PERCENT STATUS </text:p>
      <text:p text:style-name="P5">---------- -------------------- </text:p>
      <text:p text:style-name="P5"/>
      <text:p text:style-name="P5"/>
      <text:p text:style-name="P5"/>
      <text:p text:style-name="P5"/>
      <text:p text:style-name="P5">7 rows selected. </text:p>
      <text:p text:style-name="P5"/>
      <text:p text:style-name="P5">SQL&gt; drop trigger trigger_raj6; </text:p>
      <text:p text:style-name="P5"/>
      <text:p text:style-name="P5">Trigger dropped. </text:p>
      <text:p text:style-name="P5"/>
      <text:p text:style-name="P5">SQL&gt; </text:p>
      <text:p text:style-name="P5"/>
      <text:p text:style-name="P5">SQL&gt; truncate table alumni_raj1; </text:p>
      <text:p text:style-name="P5"/>
      <text:p text:style-name="P5">Table truncated. </text:p>
      <text:p text:style-name="P5"/>
      <text:p text:style-name="P10">Trigger7:</text:p>
      <text:p text:style-name="P10"/>
      <text:p text:style-name="P11">code:</text:p>
      <text:p text:style-name="P6">create or replace trigger trigger7 before delete on student_raj </text:p>
      <text:p text:style-name="P6"><text:tab/>begin </text:p>
      <text:p text:style-name="P6"><text:tab/><text:tab/>insert into alumni_raj1 values(999, 'TRIGGER', '15/JAN/19', 'TRIGGER', 100, 'X'); </text:p>
      <text:p text:style-name="P6"><text:soft-page-break/><text:tab/><text:tab/>dbms_output.put_line('trigger executed'); </text:p>
      <text:p text:style-name="P6"><text:tab/>end; </text:p>
      <text:p text:style-name="P6"><text:tab/>/ </text:p>
      <text:p text:style-name="P11"/>
      <text:p text:style-name="P11"/>
      <text:p text:style-name="P11"/>
      <text:p text:style-name="P6">SQL&gt; @/home/student/rajwardhan/a8/trigger7.sql; </text:p>
      <text:p text:style-name="P6"/>
      <text:p text:style-name="P6">Trigger created. </text:p>
      <text:p text:style-name="P6"/>
      <text:p text:style-name="P6">SQL&gt; delete from student_raj where name='raj'; </text:p>
      <text:p text:style-name="P6">trigger executed </text:p>
      <text:p text:style-name="P6">trigger executed </text:p>
      <text:p text:style-name="P6"/>
      <text:p text:style-name="P6">1 row deleted. </text:p>
      <text:p text:style-name="P6"/>
      <text:p text:style-name="P6">Commit complete. </text:p>
      <text:p text:style-name="P6">SQL&gt; select * from alumni_raj1; </text:p>
      <text:p text:style-name="P6"/>
      <text:p text:style-name="P6"><text:s text:c="4"/>ROLLNO NAME <text:tab/><text:tab/>DOA<text:tab/><text:tab/> <text:s text:c="2"/>BRANCH </text:p>
      <text:p text:style-name="P6">---------- -------------------- ------------------ -------------------- </text:p>
      <text:p text:style-name="P6"><text:s text:c="3"/>PERCENT STATUS </text:p>
      <text:p text:style-name="P6">---------- -------------------- </text:p>
      <text:p text:style-name="P6"><text:s text:c="7"/>999 TRIGGER<text:tab/><text:tab/>15-JAN-19<text:tab/> <text:s text:c="2"/>TRIGGER </text:p>
      <text:p text:style-name="P6"><text:s text:c="7"/>100 X </text:p>
      <text:p text:style-name="P6"/>
      <text:p text:style-name="P11">Trigger8:</text:p>
      <text:p text:style-name="P6"/>
      <text:p text:style-name="P13">code:</text:p>
      <text:p text:style-name="P6">create or replace trigger trigger_raj8 after delete on student_raj </text:p>
      <text:p text:style-name="P6"><text:tab/>begin </text:p>
      <text:p text:style-name="P6"><text:tab/><text:tab/>insert into alumni_raj1 values(999, 'TRIGGER', '15/JAN/19', 'TRIGGER', 100, 'X'); </text:p>
      <text:p text:style-name="P6"><text:tab/><text:tab/>dbms_output.put_line('trigger executed'); </text:p>
      <text:p text:style-name="P6"><text:tab/>end; </text:p>
      <text:p text:style-name="P6"><text:tab/>/</text:p>
      <text:p text:style-name="P13"/>
      <text:p text:style-name="P6">SQL&gt; @/home/student/rajwardhan/a8/trigger8.sql; </text:p>
      <text:p text:style-name="P6"/>
      <text:p text:style-name="P6">Trigger created. </text:p>
      <text:p text:style-name="P6"/>
      <text:p text:style-name="P6">SQL&gt; delete from student_raj where rollno=2; </text:p>
      <text:p text:style-name="P6">trigger executed </text:p>
      <text:p text:style-name="P6">trigger executed </text:p>
      <text:p text:style-name="P6"/>
      <text:p text:style-name="P6">1 row deleted. </text:p>
      <text:p text:style-name="P6"/>
      <text:p text:style-name="P6">Commit complete. </text:p>
      <text:p text:style-name="P6">SQL&gt; select * from alumni_raj1; </text:p>
      <text:p text:style-name="P6"/>
      <text:p text:style-name="P6"><text:s text:c="4"/>ROLLNO NAME <text:tab/><text:tab/>DOA<text:tab/><text:tab/> <text:s text:c="2"/>BRANCH </text:p>
      <text:p text:style-name="P6">---------- -------------------- ------------------ -------------------- </text:p>
      <text:p text:style-name="P6"><text:s text:c="3"/>PERCENT STATUS </text:p>
      <text:p text:style-name="P6">---------- -------------------- </text:p>
      <text:p text:style-name="P6"><text:s text:c="7"/>999 TRIGGER<text:tab/><text:tab/>15-JAN-19<text:tab/> <text:s text:c="2"/>TRIGGER </text:p>
      <text:p text:style-name="P6"><text:soft-page-break/><text:s text:c="7"/>100 X </text:p>
      <text:p text:style-name="P6"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 text:c="4"/>ROLLNO NAME <text:tab/><text:tab/>DOA<text:tab/><text:tab/> <text:s text:c="2"/>BRANCH </text:p>
      <text:p text:style-name="P6">---------- -------------------- ------------------ -------------------- </text:p>
      <text:p text:style-name="P6"><text:s text:c="3"/>PERCENT STATUS </text:p>
      <text:p text:style-name="P6">---------- -------------------- </text:p>
      <text:p text:style-name="P6"><text:s text:c="7"/>999 TRIGGER<text:tab/><text:tab/>15-JAN-19<text:tab/> <text:s text:c="2"/>TRIGGER </text:p>
      <text:p text:style-name="P6"><text:s text:c="7"/>100 X </text:p>
      <text:p text:style-name="P6"/>
      <text:p text:style-name="P6"/>
      <text:p text:style-name="P6">SQL&gt; </text:p>
      <text:p text:style-name="P5"/>
      <text:p text:style-name="P5"/>
      <text:p text:style-name="P5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7T15:51:58.097475479</meta:creation-date>
    <meta:generator>LibreOffice/4.2.8.2$Linux_X86_64 LibreOffice_project/420$Build-2</meta:generator>
    <dc:date>2019-09-19T14:55:50.150532230</dc:date>
    <meta:editing-duration>P0D</meta:editing-duration>
    <meta:editing-cycles>2</meta:editing-cycles>
    <meta:document-statistic meta:table-count="0" meta:image-count="0" meta:object-count="0" meta:page-count="8" meta:paragraph-count="270" meta:word-count="846" meta:character-count="7862" meta:non-whitespace-character-count="6428"/>
  </office:meta>
</office:document-meta>
</file>